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P1" style:family="paragraph" style:parent-style-name="Preformatted_20_Text">
      <style:text-properties officeooo:rsid="001a430e" officeooo:paragraph-rsid="001a43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ginner User Guide for Sonar Linux</text:p>
      <text:p text:style-name="P1">Written by Kyle</text:p>
      <text:p text:style-name="P1"/>
      <text:p text:style-name="P1">This text is only a placeholder for now. It replaces Manjaro's pdf file. This file will contain a user guide for people getting started with Linux in general, and Sonar Linux specifically. Some master keyboard shortcuts specific to Sonar will be included for reference.</text:p>
      <text:p text:style-name="P1"/>
      <text:p text:style-name="P1">WARNING: Although every effort has been made to ensure that this version of Sonar Linux works well enough to install and use, it is still considered to be alpha software. This means that it may still have some rough edges, or things may not work as expected. In this case, feel free to ask your questions or send your bug reports via e-mail to the support list &lt;support@accessiblefreedom.org&gt;. Thanks for Trying Sonar Linux. Enjoy the free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argi-1.2b1" svg:font-family="Gargi-1.2b"/>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Gargi-1.2b2" style:font-family-complex="Gargi-1.2b"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129" meta:character-count="762" meta:non-whitespace-character-count="637"/>
    <meta:generator>LibreOffice/4.1.3.2$Linux_X86_64 LibreOffice_project/410m0$Build-2</meta:generator>
  </office:meta>
</office:document-meta>
</file>